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129.63mm"/>
    </style:style>
    <style:style style:name="co4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fo:border="0.06pt solid #000000"/>
    </style:style>
    <style:style style:name="ce7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RedCards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2" table:default-cell-style-name="ce9"/>
        <table:table-column table:style-name="co1" table:number-columns-repeated="5" table:default-cell-style-name="ce9"/>
        <table:table-column table:style-name="co3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 office:value-type="string" calcext:value-type="string">
            <text:p>Card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Modifier</text:p>
          </table:table-cell>
          <table:table-cell table:style-name="Default" office:value-type="string" calcext:value-type="string">
            <text:p>Art</text:p>
          </table:table-cell>
          <table:table-cell table:style-name="Default" table:number-columns-repeated="6"/>
          <table:table-cell office:value-type="string" calcext:value-type="string">
            <text:p>Fort full of frogs</text:p>
          </table:table-cell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table:style-name="Default" table:number-columns-repeated="5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iel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iv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+ 5 Armou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wo Fr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gy 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Increase units in zone’s power by 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uar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 1 Armour at end of tur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ystic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 cards cost 1 les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move this Unit to the other zone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General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ensive</text:p>
            <text:p>Units in the Attack Zone get +1 Attac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xhaust Target Unit and its opposing enemy unit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L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ENSIVE</text:p>
            <text:p>Creates 2 Lumber on entr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anner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t cards cost 1 less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Flut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Drum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Hor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Tuba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3 Attac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ea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 enter: Opposing unit loses 2 attack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enter: Enemy units in the opposite zone lose 3 stamina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aw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Create 3 Frog Spaw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Sp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tadpole when it dies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Lily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SIVE</text:p>
            <text:p>Units gain +1 stamina on enter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Sm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NSIVE</text:p>
            <text:p>Lose 100 attack at the start of comba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ginning of turn reduce enemies’ attack by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F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Until your next turn, gain 100 block power and enemy gains 100 block power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Big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ower Ri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Select Unit. Enemy takes its power as damage. Lower stamina by 1</text:p>
          </table:table-cell>
        </table:table-row>
        <table:table-row table:style-name="ro3">
          <table:table-cell table:style-name="ce7" table:number-columns-repeated="5"/>
          <table:table-cell office:value-type="string" calcext:value-type="string">
            <text:p>Leap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ASIVE</text:p>
            <text:p>Ignores enemy power when dealing damage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Tadp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table:number-columns-repeated="5"/>
          <table:table-cell office:value-type="string" calcext:value-type="string">
            <text:p>Drizz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nemy units get -1 attack this round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Jump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Target ally gains EVASIVE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Chorus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Deal 2 damage per Unit in selected zone to the enemy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We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t 2 Drizzle cards in your hand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P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ongue W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Sh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RA: +2 power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Spy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COVER</text:p>
            <text:p>AURA: Units lose -1 power end of tur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ig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/>
        </table:table-row>
        <table:table-row table:style-name="ro1">
          <table:table-cell table:style-name="ce7" table:number-columns-repeated="5"/>
          <table:table-cell office:value-type="string" calcext:value-type="string">
            <text:p>Frog P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7" table:number-columns-repeated="5"/>
          <table:table-cell office:value-type="string" calcext:value-type="string">
            <text:p>Ghos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Del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Batter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Sieg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Frogap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Comman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F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Shiny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3">
          <table:table-cell table:style-name="ce11" table:number-columns-repeated="5"/>
          <table:table-cell office:value-type="string" calcext:value-type="string">
            <text:p>Potio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nits don’t lose stamina at end of turn.</text:p>
            <text:p>When this unit is exhausted, exhaust all units in this zone.</text:p>
          </table:table-cell>
        </table:table-row>
        <table:table-row table:style-name="ro1">
          <table:table-cell table:style-name="ce11" table:number-columns-repeated="5"/>
          <table:table-cell office:value-type="string" calcext:value-type="string">
            <text:p>K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Requires 3 Units in a zone to play</text:p>
          </table:table-cell>
        </table:table-row>
        <table:table-row table:style-name="ro1">
          <table:table-cell table:style-name="ce11" table:number-columns-repeated="5"/>
          <table:table-cell office:value-type="string" calcext:value-type="string">
            <text:p>Sa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9"/>
        </table:table-row>
        <table:table-row table:style-name="ro1" table:number-rows-repeated="2">
          <table:table-cell table:style-name="ce9" table:number-columns-repeated="5"/>
          <table:table-cell table:number-columns-repeated="6"/>
          <table:table-cell table:style-name="ce9"/>
        </table:table-row>
        <table:table-row table:style-name="ro1" table:number-rows-repeated="21"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</table:table>
      <table:table table:name="Act 1 Cards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eld 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g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+ 10 Armour</text:p>
          </table:table-cell>
        </table:table-row>
        <table:table-row table:style-name="ro1">
          <table:table-cell/>
          <table:table-cell office:value-type="string" calcext:value-type="string">
            <text:p>Doubl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p Spir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/>
          <table:table-cell office:value-type="string" calcext:value-type="string">
            <text:p>Shr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Og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ll Bos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</table:table>
      <table:table table:name="Artefac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4"/>
          <table:table-cell office:value-type="string" calcext:value-type="string">
            <text:p>Frog Le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14:15:33.7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6:59:29.337000000</meta:creation-date>
    <dc:date>2021-12-17T16:29:23.172000000</dc:date>
    <meta:editing-duration>P1DT12H2M56S</meta:editing-duration>
    <meta:editing-cycles>46</meta:editing-cycles>
    <meta:generator>LibreOffice/6.1.2.1$Windows_X86_64 LibreOffice_project/65905a128db06ba48db947242809d14d3f9a93fe</meta:generator>
    <meta:document-statistic meta:table-count="3" meta:cell-count="370" meta:object-count="0"/>
  </office:meta>
</office:document-meta>
</file>